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188in" table:align="left"/>
    </style:style>
    <style:style style:name="Table1.A" style:family="table-column">
      <style:table-column-properties style:column-width="6.366in"/>
    </style:style>
    <style:style style:name="Table1.B" style:family="table-column">
      <style:table-column-properties style:column-width="0.5528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188in" table:align="left"/>
    </style:style>
    <style:style style:name="Table2.A" style:family="table-column">
      <style:table-column-properties style:column-width="0.9132in"/>
    </style:style>
    <style:style style:name="Table2.B" style:family="table-column">
      <style:table-column-properties style:column-width="0.1674in"/>
    </style:style>
    <style:style style:name="Table2.C" style:family="table-column">
      <style:table-column-properties style:column-width="2.9444in"/>
    </style:style>
    <style:style style:name="Table2.D" style:family="table-column">
      <style:table-column-properties style:column-width="2.8938in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6.3278in" fo:margin-left="0.5882in" fo:margin-right="0.009in" table:align="margins"/>
    </style:style>
    <style:style style:name="Table3.A" style:family="table-column">
      <style:table-column-properties style:column-width="6.3278in" style:rel-column-width="65535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3271in" fo:margin-left="0.5882in" fo:margin-right="0.0097in" table:align="margins"/>
    </style:style>
    <style:style style:name="Table4.A" style:family="table-column">
      <style:table-column-properties style:column-width="6.3271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3271in" fo:margin-left="0.5882in" fo:margin-right="0.0097in" table:align="margins"/>
    </style:style>
    <style:style style:name="Table5.A" style:family="table-column">
      <style:table-column-properties style:column-width="6.3271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2507in" table:align="margins"/>
    </style:style>
    <style:style style:name="Table6.A" style:family="table-column">
      <style:table-column-properties style:column-width="0.2188in" style:rel-column-width="2293*"/>
    </style:style>
    <style:style style:name="Table6.B" style:family="table-column">
      <style:table-column-properties style:column-width="6.0319in" style:rel-column-width="63242*"/>
    </style:style>
    <style:style style:name="Table6.A1" style:family="table-cell" style:data-style-name="N0">
      <style:table-cell-properties fo:padding="0.0382in" fo:border="none"/>
    </style:style>
    <style:style style:name="Table6.B1" style:family="table-cell">
      <style:table-cell-properties fo:padding="0.0382in" fo:border="none"/>
    </style:style>
    <style:style style:name="Table7" style:family="table">
      <style:table-properties style:width="5.9563in" table:align="margins"/>
    </style:style>
    <style:style style:name="Table7.A" style:family="table-column">
      <style:table-column-properties style:column-width="0.2569in" style:rel-column-width="2827*"/>
    </style:style>
    <style:style style:name="Table7.B" style:family="table-column">
      <style:table-column-properties style:column-width="5.6993in" style:rel-column-width="62708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5.9563in" table:align="margins"/>
    </style:style>
    <style:style style:name="Table8.A" style:family="table-column">
      <style:table-column-properties style:column-width="0.2569in" style:rel-column-width="2827*"/>
    </style:style>
    <style:style style:name="Table8.B" style:family="table-column">
      <style:table-column-properties style:column-width="5.6993in" style:rel-column-width="62708*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6.3271in" fo:margin-left="0.5882in" fo:margin-right="0.0097in" table:align="margins"/>
    </style:style>
    <style:style style:name="Table9.A" style:family="table-column">
      <style:table-column-properties style:column-width="6.3271in" style:rel-column-width="65535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6.3271in" fo:margin-left="0.5882in" fo:margin-right="0.0097in" table:align="margins"/>
    </style:style>
    <style:style style:name="Table10.A" style:family="table-column">
      <style:table-column-properties style:column-width="6.3271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2354in" style:rel-column-width="30618*"/>
    </style:style>
    <style:style style:name="Table11.B" style:family="table-column">
      <style:table-column-properties style:column-width="3.6896in" style:rel-column-width="34917*"/>
    </style:style>
    <style:style style:name="Table11.1" style:family="table-row">
      <style:table-row-properties style:min-row-height="1.8021in"/>
    </style:style>
    <style:style style:name="Table11.A1" style:family="table-cell">
      <style:table-cell-properties style:vertical-align="" fo:padding="0.0382in" fo:border="none"/>
    </style:style>
    <style:style style:name="Table11.B1" style:family="table-cell">
      <style:table-cell-properties fo:padding="0.0382in" fo:border="none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T1" style:family="text">
      <style:text-properties style:font-name="Times New Roman" fo:font-size="11pt" style:font-size-asian="11pt" style:font-size-complex="11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{Kejaksaan}</text:p>
          </table:table-cell>
          <table:table-cell table:style-name="Table1.A1" office:value-type="string">
            <text:p text:style-name="P8">B-19</text:p>
          </table:table-cell>
        </table:table-row>
      </table:table>
      <text:p text:style-name="Standard"/>
      <text:p text:style-name="Standard"><text:tab/><text:tab/><text:tab/><text:tab/><text:tab/><text:tab/><text:tab/><text:tab/> <text:s/>{dikeluarkan}, {pada_tanggal}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Nomor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nomor}</text:p>
          </table:table-cell>
          <table:table-cell table:style-name="Table2.A1" office:value-type="string">
            <text:p text:style-name="P8">KEPADA YTH :</text:p>
          </table:table-cell>
        </table:table-row>
        <table:table-row>
          <table:table-cell table:style-name="Table2.A1" office:value-type="string">
            <text:p text:style-name="Table_20_Contents">Sifat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sifat} </text:p>
          </table:table-cell>
          <table:table-cell table:style-name="Table2.A1" office:value-type="string">
            <text:p text:style-name="P8">JAKSA AGUNG RI</text:p>
            <text:p text:style-name="P8">“MELALUI :</text:p>
            <text:p text:style-name="Table_20_Contents">{melalui}</text:p>
          </table:table-cell>
        </table:table-row>
        <table:table-row>
          <table:table-cell table:style-name="Table2.A1" office:value-type="string">
            <text:p text:style-name="Table_20_Contents">Lampiran 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{lampiran}</text:p>
          </table:table-cell>
          <table:table-cell table:style-name="Table2.A1" office:value-type="string">
            <text:p text:style-name="P8">KEPALA KEJAKSAAN</text:p>
            <text:p text:style-name="Table_20_Contents">{kejaksaan}</text:p>
          </table:table-cell>
        </table:table-row>
        <table:table-row>
          <table:table-cell table:style-name="Table2.A1" office:value-type="string">
            <text:p text:style-name="Table_20_Contents">Perihal </text:p>
          </table:table-cell>
          <table:table-cell table:style-name="Table2.A1" office:value-type="string">
            <text:p text:style-name="Table_20_Contents">:</text:p>
          </table:table-cell>
          <table:table-cell table:style-name="Table2.A1" office:value-type="string">
            <text:p text:style-name="Table_20_Contents">Permohonan izin pelelangan barang bukti yang <text:s/>{barang}</text:p>
          </table:table-cell>
          <table:table-cell table:style-name="Table2.A1" office:value-type="string">
            <text:p text:style-name="P8">DI-</text:p>
            <text:p text:style-name="Table_20_Contents">{ditempat}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s text:c="13"/>Sesuai dengan Surat Keputusan Jaksa Agung Nomor : Kep- 112/JA/10/1989 tanggal 13 Oktober 1989 jo SE Nomor: 017/JA/5/1984 tanggal 26 Mei 1984 dengan ini kami mengajukan permohonan izin pelelangan barang bukti yang {keterangan}.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s text:c="13"/>Adapun barang-barang yang dimohonkan izin pelelangan terdiri dari : </text:p>
            <text:p text:style-name="Table_20_Contents">{terdiri_dari}</text:p>
          </table:table-cell>
        </table:table-row>
      </table:table>
      <text:p text:style-name="Standard"/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s text:c="13"/>Untuk melengkapi permohonan izin pelelangan, bersama ini kami lampirkan :</text:p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float" office:value="1">
                  <text:p text:style-name="Table_20_Contents">1</text:p>
                </table:table-cell>
                <table:table-cell table:style-name="Table6.B1" office:value-type="string">
                  <table:table table:name="Table7" table:style-name="Table7">
                    <table:table-column table:style-name="Table7.A"/>
                    <table:table-column table:style-name="Table7.B"/>
                    <table:table-row>
                      <table:table-cell table:style-name="Table7.A1" office:value-type="string">
                        <text:p text:style-name="Table_20_Contents">a</text:p>
                      </table:table-cell>
                      <table:table-cell table:style-name="Table7.A1" office:value-type="string">
                        <text:p text:style-name="Table_20_Contents">Petikan putusan pengadilan No. {nomor} tanggal {tanggal} yang menyatakan bahwa barang tersebut dikembalikan kepada {kepada} tetapi tidak diambil.</text:p>
                      </table:table-cell>
                    </table:table-row>
                    <table:table-row>
                      <table:table-cell table:style-name="Table7.A1" office:value-type="string">
                        <text:p text:style-name="Table_20_Contents">b</text:p>
                      </table:table-cell>
                      <table:table-cell table:style-name="Table7.A1" office:value-type="string">
                        <text:p text:style-name="Table_20_Contents">Bukti-bukti panggilan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e6.A1" office:value-type="float" office:value="2">
                  <text:p text:style-name="Table_20_Contents">2</text:p>
                </table:table-cell>
                <table:table-cell table:style-name="Table6.B1" office:value-type="string">
                  <table:table table:name="Table8" table:style-name="Table8">
                    <table:table-column table:style-name="Table8.A"/>
                    <table:table-column table:style-name="Table8.B"/>
                    <table:table-row>
                      <table:table-cell table:style-name="Table8.A1" office:value-type="string">
                        <text:p text:style-name="Table_20_Contents">a</text:p>
                      </table:table-cell>
                      <table:table-cell table:style-name="Table8.A1" office:value-type="string">
                        <text:p text:style-name="Table_20_Contents">Berita acara penemuan barang temuan</text:p>
                      </table:table-cell>
                    </table:table-row>
                    <table:table-row>
                      <table:table-cell table:style-name="Table8.A1" office:value-type="string">
                        <text:p text:style-name="Table_20_Contents">b</text:p>
                      </table:table-cell>
                      <table:table-cell table:style-name="Table8.A1" office:value-type="string">
                        <text:p text:style-name="Table_20_Contents">Bukti-bukti pengumuman</text:p>
                      </table:table-cell>
                    </table:table-row>
                  </table:table>
                  <text:p text:style-name="Table_20_Contents"/>
                </table:table-cell>
              </table:table-row>
              <table:table-row>
                <table:table-cell table:style-name="Table6.A1" office:value-type="float" office:value="3">
                  <text:p text:style-name="Table_20_Contents">3</text:p>
                </table:table-cell>
                <table:table-cell table:style-name="Table6.B1" office:value-type="string">
                  <text:p text:style-name="Table_20_Contents">Daftar barang-barang yang akan dilelang</text:p>
                </table:table-cell>
              </table:table-row>
              <table:table-row>
                <table:table-cell table:style-name="Table6.A1" office:value-type="float" office:value="4">
                  <text:p text:style-name="Table_20_Contents">4</text:p>
                </table:table-cell>
                <table:table-cell table:style-name="Table6.B1" office:value-type="string">
                  <text:p text:style-name="Table_20_Contents">Perkiraan harga minimum barang-barang tersebut dari {harga} (instansi yang berwenang)</text:p>
                </table:table-cell>
              </table:table-row>
            </table:table>
            <text:p text:style-name="Table_20_Contents"/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s text:c="12"/>Perlu kami jelaskan bahwa barang-barang tersebut tidak akan dijadikan bukti dalam perkara lain dan tidak merupakan barang sengketa dalam perkara perdata/dituntut oleh pihak ketiga.</text:p>
          </table:table-cell>
        </table:table-row>
      </table:table>
      <text:p text:style-name="Standard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s text:c="11"/>Demikian permohonan kami, dengan harapan mendapat keputusan dari bapak.</text:p>
          </table:table-cell>
        </table:table-row>
      </table:table>
      <text:p text:style-name="Standard"/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"><text:s/></text:p>
            <text:p text:style-name="P3"/>
            <text:p text:style-name="P3"/>
            <text:p text:style-name="P3"/>
            <text:p text:style-name="P3"><text:s/></text:p>
            <text:p text:style-name="P3"><text:s/></text:p>
            <text:p text:style-name="P2"><text:s/></text:p>
          </table:table-cell>
          <table:table-cell table:style-name="Table11.B1" office:value-type="string">
            <text:p text:style-name="P5">{kejaksaan}</text:p>
            <text:p text:style-name="P5">SELAKU PENUNTUT UMUM</text:p>
            <text:p text:style-name="P5"/>
            <text:p text:style-name="P5"/>
            <text:p text:style-name="P7"/>
            <text:p text:style-name="P7"/>
            <text:p text:style-name="P7">{nama_penandatangan}</text:p>
            <text:p text:style-name="P6">Pangkat/NIP: {pangkat} /{nip_penandatangan} </text:p>
          </table:table-cell>
        </table:table-row>
      </table:table>
      <text:p text:style-name="P4"><text:s text:c="2"/><text:span text:style-name="T1">Tembusan </text:span></text:p>
      <text:p text:style-name="P1">[!-- BEGIN tembusan --]</text:p>
      <text:p text:style-name="P1">{urutan_tembusan}. {nama_tembusan}</text:p>
      <text:p text:style-name="P1">[!-- END tembusan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11T09:24:45.71</meta:creation-date>
    <dc:date>2016-06-21T10:52:39.45</dc:date>
    <meta:editing-duration>PT1H24M23S</meta:editing-duration>
    <meta:editing-cycles>21</meta:editing-cycles>
    <meta:generator>OpenOffice/4.1.1$Win32 OpenOffice.org_project/411m6$Build-9775</meta:generator>
    <meta:document-statistic meta:table-count="11" meta:image-count="0" meta:object-count="0" meta:page-count="1" meta:paragraph-count="55" meta:word-count="194" meta:character-count="1486"/>
    <dc:creator>hadi wibowo</dc:creator>
  </office:meta>
</office:document-meta>
</file>